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 fo:text-align="center"/>
    </style:style>
    <style:style style:name="P2" style:parent-style-name="Normál" style:family="paragraph">
      <style:paragraph-properties fo:text-align="center"/>
    </style:style>
  </office:automatic-styles>
  <office:body>
    <office:text text:use-soft-page-breaks="true">
      <text:p text:style-name="P1">Magyar Nemzeti Bank</text:p>
      <text:p text:style-name="P2">A Magyar Nemzeti Bank Magyarország központi bankja, amely fontos szerepet tölt be az ország gazdaságában. Feladata, hogy vigyázzon a pénz értékére és biztosítsa az árstabilitást. A forint kibocsátása is a Magyar Nemzeti Bankhoz tartozik. Emellett figyeli a bankrendszer működését, hogy az biztonságos legyen. Szerintem a Magyar Nemzeti Bank munkája azért fontos, mert hatással van az emberek mindennapi életére és a gazdaság működésére.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ko Levente</meta:initial-creator>
    <dc:creator>Benko Levente</dc:creator>
    <meta:creation-date>2026-01-06T17:13:00Z</meta:creation-date>
    <dc:date>2026-01-06T17:14:00Z</dc:date>
    <meta:template xlink:href="Normal" xlink:type="simple"/>
    <meta:editing-cycles>1</meta:editing-cycles>
    <meta:editing-duration>PT60S</meta:editing-duration>
    <meta:document-statistic meta:page-count="1" meta:paragraph-count="1" meta:word-count="68" meta:character-count="457" meta:row-count="3" meta:non-whitespace-character-count="390"/>
  </office:meta>
</office:document-meta>
</file>